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39E200000E44F4BB6C3E.svm"/>
  <manifest:file-entry manifest:media-type="" manifest:full-path="Pictures/200000090000179200001CA2B5C437C8.svm"/>
  <manifest:file-entry manifest:media-type="" manifest:full-path="Pictures/20000009000068990000506A26C968F0.svm"/>
  <manifest:file-entry manifest:media-type="" manifest:full-path="Pictures/2000000900003CAC00000AF6CE70EC9B.svm"/>
  <manifest:file-entry manifest:media-type="" manifest:full-path="Pictures/200000090000302B000017E1E0C0B3FD.svm"/>
  <manifest:file-entry manifest:media-type="" manifest:full-path="Pictures/2000000900003060000012D0E1C84F7C.svm"/>
  <manifest:file-entry manifest:media-type="" manifest:full-path="Pictures/2000000900004C4700000758CC1C81FE.svm"/>
  <manifest:file-entry manifest:media-type="" manifest:full-path="Pictures/2000000900004D35000008114F3CFE26.svm"/>
  <manifest:file-entry manifest:media-type="" manifest:full-path="Pictures/200000090000470200001742773F1FB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pt" style:font-size-asian="14pt" style:font-size-complex="16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list-style-name="L2"/>
    <style:style style:name="P4" style:family="paragraph" style:parent-style-name="Standard" style:list-style-name="L4"/>
    <style:style style:name="P5" style:family="paragraph" style:parent-style-name="Standard" style:list-style-name="L6"/>
    <style:style style:name="P6" style:family="paragraph" style:parent-style-name="Standard">
      <style:text-properties style:font-name="serif" fo:font-size="20.25pt"/>
    </style:style>
    <style:style style:name="P7" style:family="paragraph" style:parent-style-name="Standard">
      <style:text-properties style:font-name="serif" fo:font-size="40.5pt"/>
    </style:style>
    <style:style style:name="P8" style:family="paragraph" style:parent-style-name="Standard">
      <style:text-properties style:font-name="serif" fo:font-size="12pt" style:font-size-asian="12pt" style:font-size-complex="12pt"/>
    </style:style>
    <style:style style:name="P9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Heading_20_1">
      <style:paragraph-properties fo:text-align="center" style:justify-single-word="false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serif" fo:font-size="20.2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OUITA</text:p>
      <text:p text:style-name="P9"/>
      <text:p text:style-name="P9">TP3 Niveau DR</text:p>
      <text:h text:style-name="Heading_20_1" text:outline-level="1"><text:span text:style-name="T1"/></text:h>
      <text:h text:style-name="Heading_20_1" text:outline-level="1"><text:span text:style-name="T1">I. Réglage du transmetteur</text:span></text:h>
      <text:p text:style-name="Text_20_body"><text:span text:style-name="T1"/></text:p>
      <text:p text:style-name="P2"><text:tab/>1.<text:tab/>Procéder au réglage du transmetteur de pression, pour avoir la relation suivante entre <text:tab/><text:tab/>la mesure de pression X et le niveau L2. On donnera la procédure utilisée. </text:p>
      <text:list xml:id="list37354399" text:style-name="L2">
        <text:list-item>
          <text:list>
            <text:list-item>
              <text:list>
                <text:list-item>
                  <text:p text:style-name="P3"><draw:frame draw:style-name="fr1" draw:name="images1" text:anchor-type="paragraph" svg:x="0cm" svg:y="0.37cm" svg:width="16.999cm" svg:height="5.565cm" draw:z-index="0"><draw:image xlink:href="Pictures/200000090000470200001742773F1FB8.svm" xlink:type="simple" xlink:show="embed" xlink:actuate="onLoad"/></draw:frame><draw:frame draw:style-name="fr1" draw:name="images2" text:anchor-type="paragraph" svg:x="0.732cm" svg:y="7.197cm" svg:width="15.533cm" svg:height="2.806cm" draw:z-index="1"><draw:image xlink:href="Pictures/2000000900003CAC00000AF6CE70EC9B.svm" xlink:type="simple" xlink:show="embed" xlink:actuate="onLoad"/></draw:frame>Compléter le schéma suivant représentant la relation entre L1 et X.</text:p>
                </text:list-item>
              </text:list>
            </text:list-item>
          </text:list>
        </text:list-item>
      </text:list>
      <text:p text:style-name="Standard"/>
      <text:list xml:id="list37384424" text:style-name="L4">
        <text:list-item>
          <text:list>
            <text:list-item>
              <text:list>
                <text:list-item>
                  <text:p text:style-name="P4">Compléter le schéma suivant représentant le relation entre les niveaux L1 et L2.</text:p>
                </text:list-item>
              </text:list>
            </text:list-item>
          </text:list>
        </text:list-item>
      </text:list>
      <text:p text:style-name="Standard"><draw:frame draw:style-name="fr1" draw:name="images3" text:anchor-type="paragraph" svg:x="1.09cm" svg:y="0.344cm" svg:width="14.818cm" svg:height="3.651cm" draw:z-index="2"><draw:image xlink:href="Pictures/20000009000039E200000E44F4BB6C3E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h text:style-name="P11" text:outline-level="1"><text:soft-page-break/>II. Boucle ouverte</text:h>
      <text:p text:style-name="P10"><draw:frame draw:style-name="fr1" draw:name="images4" text:anchor-type="paragraph" svg:x="5.482cm" svg:y="1.371cm" svg:width="6.034cm" svg:height="7.331cm" draw:z-index="3"><draw:image xlink:href="Pictures/200000090000179200001CA2B5C437C8.svm" xlink:type="simple" xlink:show="embed" xlink:actuate="onLoad"/></draw:frame><text:tab/>1.<text:tab/>Calculer la commande en % correspondant à un courant de 9 mA. On notera cette <text:tab/><text:tab/>valeur Y9 . </text:p>
      <text:p text:style-name="Text_20_body"><text:tab/>2.<text:tab/>Déterminer le sens d'action du régulateur. </text:p>
      <text:p text:style-name="Standard">Le sens d action du regulateur est inverse car quand on augmente la commende le niveau de l eau augmente donc la mesure mesure augmente donc le procede est direct </text:p>
      <text:p text:style-name="Standard"/>
      <text:p text:style-name="Standard"/>
      <text:p text:style-name="Standard">3.</text:p>
      <text:p text:style-name="Standard"><draw:frame draw:style-name="fr1" draw:name="images6" text:anchor-type="paragraph" svg:x="2.307cm" svg:y="5.636cm" svg:width="12.331cm" svg:height="6.114cm" draw:z-index="5"><draw:image xlink:href="Pictures/200000090000302B000017E1E0C0B3FD.svm" xlink:type="simple" xlink:show="embed" xlink:actuate="onLoad"/></draw:frame><draw:frame draw:style-name="fr2" draw:name="images5" text:anchor-type="paragraph" svg:width="12.384cm" svg:height="4.815cm" draw:z-index="4"><draw:image xlink:href="Pictures/2000000900003060000012D0E1C84F7C.svm" xlink:type="simple" xlink:show="embed" xlink:actuate="onLoad"/></draw:frame></text:p>
      <text:p text:style-name="Standard"/>
      <text:p text:style-name="Standard"><text:soft-page-break/></text:p>
      <text:p text:style-name="Standard"><draw:frame draw:style-name="fr1" draw:name="images7" text:anchor-type="paragraph" svg:x="0cm" svg:y="0.741cm" svg:width="16.999cm" svg:height="13.067cm" draw:z-index="6"><draw:image xlink:href="Pictures/20000009000068990000506A26C968F0.svm" xlink:type="simple" xlink:show="embed" xlink:actuate="onLoad"/></draw:frame></text:p>
      <text:p text:style-name="Standard"/>
      <text:p text:style-name="Standard">rouge = consigne<text:line-break/>vert = L1</text:p>
      <text:p text:style-name="Standard">noir = L2</text:p>
      <text:p text:style-name="Standard"/>
      <text:list xml:id="list38538699" text:style-name="L6">
        <text:list-item>
          <text:p text:style-name="P5">Le procede est stable</text:p>
        </text:list-item>
        <text:list-item>
          <text:p text:style-name="P5">Le procede est integrateur</text:p>
        </text:list-item>
      </text:list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P7"><text:soft-page-break/>III. Régulation du niveau L2</text:p>
      <text:p text:style-name="P6">1.</text:p>
      <text:p text:style-name="P6"><draw:frame draw:style-name="fr3" draw:name="images8" text:anchor-type="paragraph" svg:width="16.999cm" svg:height="1.637cm" draw:z-index="7"><draw:image xlink:href="Pictures/2000000900004C4700000758CC1C81FE.svm" xlink:type="simple" xlink:show="embed" xlink:actuate="onLoad"/></draw:frame></text:p>
      <text:p text:style-name="P8"><text:tab/>2<text:tab/>Le procédé est inverse car quand on augmente la commande la mesure diminue</text:p>
      <text:p text:style-name="P8"><text:tab/><text:tab/>le régulateur en sens d'action direct</text:p>
      <text:list xml:id="list38545388" text:continue-numbering="true" text:style-name="L6">
        <text:list-header>
          <text:p text:style-name="P5"><draw:frame draw:style-name="fr1" draw:name="images9" text:anchor-type="paragraph" svg:x="0.318cm" svg:y="0.847cm" svg:width="16.364cm" svg:height="1.709cm" draw:z-index="8"><draw:image xlink:href="Pictures/2000000900004D35000008114F3CFE26.svm" xlink:type="simple" xlink:show="embed" xlink:actuate="onLoad"/></draw:frame>3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Times New Roman1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44M15S</meta:editing-duration>
    <meta:editing-cycles>3</meta:editing-cycles>
    <meta:generator>LibreOffice/3.3$Win32 LibreOffice_project/330m19$Build-202</meta:generator>
    <dc:date>2020-01-07T18:34:30.04</dc:date>
    <meta:document-statistic meta:table-count="0" meta:image-count="9" meta:object-count="0" meta:page-count="4" meta:paragraph-count="20" meta:word-count="168" meta:character-count="923"/>
    <meta:user-defined meta:name="Info 1"/>
    <meta:user-defined meta:name="Info 2"/>
    <meta:user-defined meta:name="Info 3"/>
    <meta:user-defined meta:name="Info 4"/>
  </office:meta>
</office:document-meta>
</file>